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113051" officeooo:paragraph-rsid="00113051" style:font-size-asian="12.25pt" style:font-size-complex="14pt"/>
    </style:style>
    <style:style style:name="P2" style:family="paragraph" style:parent-style-name="Standard">
      <style:paragraph-properties fo:text-align="start" style:justify-single-word="false"/>
      <style:text-properties fo:font-size="14pt" officeooo:rsid="00113051" officeooo:paragraph-rsid="00113051" style:font-size-asian="14pt" style:font-size-complex="14pt"/>
    </style:style>
    <style:style style:name="P3" style:family="paragraph" style:parent-style-name="Standard">
      <style:paragraph-properties fo:text-align="start" style:justify-single-word="false"/>
      <style:text-properties fo:font-size="14pt" officeooo:rsid="00113051" officeooo:paragraph-rsid="0012f8b0" style:font-size-asian="14pt" style:font-size-complex="14pt"/>
    </style:style>
    <style:style style:name="P4" style:family="paragraph" style:parent-style-name="Standard">
      <style:paragraph-properties fo:text-align="start" style:justify-single-word="false"/>
      <style:text-properties fo:font-size="14pt" officeooo:rsid="0012f8b0" officeooo:paragraph-rsid="0012f8b0" style:font-size-asian="14pt" style:font-size-complex="14pt"/>
    </style:style>
    <style:style style:name="P5" style:family="paragraph" style:parent-style-name="Standard">
      <style:paragraph-properties fo:text-align="center" style:justify-single-word="false"/>
      <style:text-properties fo:font-size="32pt" officeooo:rsid="00113051" officeooo:paragraph-rsid="00113051" style:font-size-asian="32pt" style:font-size-complex="32pt"/>
    </style:style>
    <style:style style:name="P6" style:family="paragraph" style:parent-style-name="Standard">
      <style:paragraph-properties fo:text-align="start" style:justify-single-word="false"/>
      <style:text-properties fo:font-size="18pt" officeooo:rsid="00113051" officeooo:paragraph-rsid="00113051" style:font-size-asian="15.75pt" style:font-size-complex="18pt"/>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officeooo:rsid="00113051" officeooo:paragraph-rsid="00113051" style:font-size-asian="15.75pt" style:font-size-complex="18pt"/>
    </style:style>
    <style:style style:name="P8" style:family="paragraph" style:parent-style-name="Standard">
      <style:paragraph-properties fo:text-align="start" style:justify-single-word="false"/>
      <style:text-properties officeooo:paragraph-rsid="00113051"/>
    </style:style>
    <style:style style:name="P9" style:family="paragraph" style:parent-style-name="Standard" style:list-style-name="L2">
      <style:paragraph-properties fo:text-align="start" style:justify-single-word="false"/>
      <style:text-properties officeooo:paragraph-rsid="00113051"/>
    </style:style>
    <style:style style:name="P10" style:family="paragraph" style:parent-style-name="Standard" style:list-style-name="L2">
      <style:paragraph-properties fo:text-align="start" style:justify-single-word="false"/>
      <style:text-properties officeooo:paragraph-rsid="0013715b"/>
    </style:style>
    <style:style style:name="P11" style:family="paragraph" style:parent-style-name="Standard" style:list-style-name="L3">
      <style:paragraph-properties fo:text-align="start" style:justify-single-word="false"/>
      <style:text-properties officeooo:paragraph-rsid="00113051"/>
    </style:style>
    <style:style style:name="T1" style:family="text">
      <style:text-properties fo:font-size="14pt" style:font-size-asian="14pt" style:font-size-complex="14pt"/>
    </style:style>
    <style:style style:name="T2" style:family="text">
      <style:text-properties fo:font-size="14pt" officeooo:rsid="00113051" style:font-size-asian="14pt" style:font-size-complex="14pt"/>
    </style:style>
    <style:style style:name="T3" style:family="text">
      <style:text-properties fo:font-size="14pt" officeooo:rsid="001311fd" style:font-size-asian="14pt" style:font-size-complex="14pt"/>
    </style:style>
    <style:style style:name="T4" style:family="text">
      <style:text-properties fo:font-size="14pt" officeooo:rsid="0013715b" style:font-size-asian="14pt" style:font-size-complex="14pt"/>
    </style:style>
    <style:style style:name="T5" style:family="text">
      <style:text-properties style:text-underline-style="solid" style:text-underline-width="auto" style:text-underline-color="font-color"/>
    </style:style>
    <style:style style:name="T6" style:family="text">
      <style:text-properties officeooo:rsid="0012f8b0"/>
    </style:style>
    <style:style style:name="T7" style:family="text">
      <style:text-properties officeooo:rsid="001624a6"/>
    </style:style>
    <text:list-style style:name="L1">
      <text:list-level-style-bullet text:level="1"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3cm" fo:text-indent="-0.635cm" fo:margin-left="7.7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8cm" fo:text-indent="-0.635cm" fo:margin-left="8.36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VM RecPortal</text:p>
      <text:p text:style-name="P1"/>
      <text:p text:style-name="P7">Basics</text:p>
      <text:p text:style-name="P6"><text:span text:style-name="T1">Go to the IP (IPV4) address in a browser of your choice. Right now the address is </text:span><text:a xlink:type="simple" xlink:href="http://159.65.154.220/" text:style-name="Internet_20_link" text:visited-style-name="Visited_20_Internet_20_Link"><text:span text:style-name="T1">http://159.65.154.220</text:span></text:a><text:span text:style-name="T1">. Then sign in using your credentials. This will take you to the home page.</text:span></text:p>
      <text:p text:style-name="P6"/>
      <text:p text:style-name="P6"/>
      <text:p text:style-name="P7">Candidates</text:p>
      <text:p text:style-name="P8"><text:span text:style-name="T2">Candidates are new first yearites who we, the seniors, will be interacting with.</text:span></text:p>
      <text:p text:style-name="P8"><text:span text:style-name="T2"/></text:p>
      <text:list xml:id="list6712517965024272503" text:style-name="L2">
        <text:list-item>
          <text:p text:style-name="P9"><text:span text:style-name="T2">To view all of the candidates that exist under the DVM's radar, there is the "Candidates" page.</text:span></text:p>
        </text:list-item>
      </text:list>
      <text:p text:style-name="P8"><text:span text:style-name="T2"/></text:p>
      <text:list xml:id="list220613550249111" text:continue-numbering="true" text:style-name="L2">
        <text:list-item>
          <text:p text:style-name="P9"><text:span text:style-name="T2">There you can also add new candidate</text:span><text:span text:style-name="T3">s </text:span><text:span text:style-name="T2">when you meet them.</text:span></text:p>
        </text:list-item>
      </text:list>
      <text:p text:style-name="P8"><text:span text:style-name="T2"/></text:p>
      <text:list xml:id="list220615181162839" text:continue-numbering="true" text:style-name="L2">
        <text:list-item>
          <text:p text:style-name="P10"><text:span text:style-name="T2">Under the Senior Panel, there's the "My Candidates" page. Here exists a special list of candidates who are, well... "your candidates". Candidates become your candidate when you either accept a recommendation for them, or when you pitch them. (more on pitching and recommendations soon) </text:span></text:p>
          <text:p text:style-name="P10"><text:span text:style-name="T4">Note: if a candidate is "your candidate" it doesn’t mean that they aren’t also someone else’s candidates</text:span></text:p>
        </text:list-item>
      </text:list>
      <text:p text:style-name="P2"/>
      <text:p text:style-name="P6"/>
      <text:p text:style-name="P6"><text:span text:style-name="T5">The Candidate's Profile</text:span></text:p>
      <text:p text:style-name="P6"><text:span text:style-name="T1">The candidate's profile page is the one you get when you click on their name on either on the "Candidates" or "My Candidates" pages. Here, you can view existing pitches on that candidate as well as the associated tasks (again, more on these soon). From this page you also have options to pitch or recommend the candidate yourself.</text:span></text:p>
      <text:p text:style-name="P6"><text:span text:style-name="T1"/></text:p>
      <text:p text:style-name="P6"/>
      <text:p text:style-name="P7">Pitches and Pitching in the Recportal</text:p>
      <text:p text:style-name="P6"><text:span text:style-name="T1">In the recportal, a pitch is something you create when you've talked to a candidate and have seen some potential or the other in the candidate and want to legitimately test them out (this does not yet mean that you approve them, it just means that you've noticed some potential and you're testing them out). When you pitch a candidate, you are required to give them a task. The aims of this task are to:</text:span></text:p>
      <text:list xml:id="list116005630655156306" text:style-name="L3">
        <text:list-item>
          <text:p text:style-name="P11"><text:span text:style-name="T2">see how interested they are in joining</text:span></text:p>
        </text:list-item>
        <text:list-item>
          <text:p text:style-name="P11"><text:span text:style-name="T2">test them to see how much hard work they are willing to put in</text:span></text:p>
        </text:list-item>
        <text:list-item>
          <text:p text:style-name="P11"><text:span text:style-name="T2">see how well the candidate can work on their own</text:span></text:p>
        </text:list-item>
      </text:list>
      <text:p text:style-name="P2"><text:soft-page-break/>At any time you can update your pitch assigned by going to the "My Pitches" page. You can also approve your pitch meaning that you approve of the candidate. You can also update the task completion date from this same page.</text:p>
      <text:p text:style-name="P6"/>
      <text:p text:style-name="P7">Recommendations and the My Recommendations page</text:p>
      <text:p text:style-name="P3"><text:span text:style-name="T6">I</text:span>f you find a candidate and really believe that some other senior is more suited to talk to them (usually due to being in a different team or having a similar mindset and <text:span text:style-name="T7">similar</text:span> interests as the candidate leading to a better senior-junior bond) then you can recommend that candidate to that senior and also mention why.</text:p>
      <text:p text:style-name="P3">Any recommendations can be made by viewing the candidate's profile page and recommendations you receive will be waiting for you in the "My Recommendations" page. <text:span text:style-name="T6">Here you can accept or decline multiple recommendations at once.</text:span></text:p>
      <text:p text:style-name="P4">Accepting a recommendation means that you’ll interview the candidat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21:47:06.127909812</meta:creation-date>
    <dc:date>2018-06-04T22:05:50.272074896</dc:date>
    <meta:editing-duration>PT8M32S</meta:editing-duration>
    <meta:editing-cycles>6</meta:editing-cycles>
    <meta:generator>LibreOffice/5.1.6.2$Linux_X86_64 LibreOffice_project/10m0$Build-2</meta:generator>
    <meta:document-statistic meta:table-count="0" meta:image-count="0" meta:object-count="0" meta:page-count="2" meta:paragraph-count="21" meta:word-count="466" meta:character-count="2661" meta:non-whitespace-character-count="2222"/>
  </office:meta>
</office:document-meta>
</file>